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3pt" officeooo:rsid="00087210" officeooo:paragraph-rsid="00087210" style:font-size-asian="13pt" style:font-size-complex="13pt"/>
    </style:style>
    <style:style style:name="P2" style:family="paragraph" style:parent-style-name="Standard">
      <style:paragraph-properties fo:line-height="150%"/>
      <style:text-properties style:font-name="Ubuntu" fo:font-size="13pt" officeooo:rsid="000a3455" officeooo:paragraph-rsid="000a3455" style:font-size-asian="13pt" style:font-size-complex="13pt"/>
    </style:style>
    <style:style style:name="P3" style:family="paragraph" style:parent-style-name="Standard">
      <style:paragraph-properties fo:line-height="150%"/>
      <style:text-properties style:font-name="Ubuntu" fo:font-size="13pt" officeooo:rsid="000d4977" officeooo:paragraph-rsid="000d4977" style:font-size-asian="13pt" style:font-size-complex="13pt"/>
    </style:style>
    <style:style style:name="P4" style:family="paragraph" style:parent-style-name="Heading_20_3">
      <style:paragraph-properties fo:line-height="150%" fo:text-align="center" style:justify-single-word="false"/>
      <style:text-properties style:font-name="Ubuntu"/>
    </style:style>
    <style:style style:name="P5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6" style:family="paragraph" style:parent-style-name="Standard">
      <style:paragraph-properties fo:line-height="150%"/>
      <style:text-properties style:font-name="Ubuntu" fo:font-size="13pt" officeooo:rsid="000d9625" officeooo:paragraph-rsid="000d9625" style:font-size-asian="13pt" style:font-size-complex="13pt"/>
    </style:style>
    <style:style style:name="P7" style:family="paragraph" style:parent-style-name="Standard">
      <style:paragraph-properties fo:line-height="150%"/>
      <style:text-properties style:font-name="Ubuntu" fo:font-size="13pt" style:font-size-asian="13pt" style:font-size-complex="13pt"/>
    </style:style>
    <style:style style:name="P8" style:family="paragraph" style:parent-style-name="Standard">
      <style:paragraph-properties fo:line-height="150%"/>
      <style:text-properties style:font-name="Ubuntu" fo:font-size="13pt" officeooo:paragraph-rsid="000fa07b" style:font-size-asian="13pt" style:font-size-complex="13pt"/>
    </style:style>
    <style:style style:name="P9" style:family="paragraph" style:parent-style-name="Standard">
      <style:paragraph-properties fo:line-height="150%"/>
      <style:text-properties style:font-name="Ubuntu" fo:font-size="13pt" officeooo:paragraph-rsid="00121984" style:font-size-asian="13pt" style:font-size-complex="13pt"/>
    </style:style>
    <style:style style:name="P10" style:family="paragraph" style:parent-style-name="Standard">
      <style:paragraph-properties fo:line-height="150%"/>
      <style:text-properties style:font-name="Ubuntu" fo:font-size="13pt" officeooo:rsid="000a3455" officeooo:paragraph-rsid="000fa07b" style:font-size-asian="13pt" style:font-size-complex="13pt"/>
    </style:style>
    <style:style style:name="P11" style:family="paragraph" style:parent-style-name="Standard">
      <style:paragraph-properties fo:line-height="150%"/>
      <style:text-properties style:font-name="Ubuntu" fo:font-size="13pt" officeooo:rsid="000ea2eb" officeooo:paragraph-rsid="000ea2eb" style:font-size-asian="13pt" style:font-size-complex="13pt"/>
    </style:style>
    <style:style style:name="P12" style:family="paragraph" style:parent-style-name="Standard">
      <style:paragraph-properties fo:line-height="150%"/>
      <style:text-properties style:font-name="Ubuntu" fo:font-size="13pt" officeooo:rsid="000fa07b" officeooo:paragraph-rsid="000fa07b" style:font-size-asian="13pt" style:font-size-complex="13pt"/>
    </style:style>
    <style:style style:name="P13" style:family="paragraph" style:parent-style-name="Standard">
      <style:paragraph-properties fo:line-height="150%"/>
      <style:text-properties style:font-name="Ubuntu" fo:font-size="13pt" officeooo:rsid="000ac99b" officeooo:paragraph-rsid="000a3455" style:font-size-asian="13pt" style:font-size-complex="13pt"/>
    </style:style>
    <style:style style:name="P14" style:family="paragraph" style:parent-style-name="Standard">
      <style:paragraph-properties fo:line-height="150%"/>
      <style:text-properties style:font-name="Ubuntu" fo:font-size="13pt" officeooo:rsid="000ac99b" officeooo:paragraph-rsid="000fa07b" style:font-size-asian="13pt" style:font-size-complex="13pt"/>
    </style:style>
    <style:style style:name="P15" style:family="paragraph" style:parent-style-name="Standard">
      <style:paragraph-properties fo:line-height="150%"/>
      <style:text-properties style:font-name="Ubuntu" fo:font-size="13pt" officeooo:rsid="00103e9b" officeooo:paragraph-rsid="00103e9b" style:font-size-asian="13pt" style:font-size-complex="13pt"/>
    </style:style>
    <style:style style:name="P16" style:family="paragraph" style:parent-style-name="Standard">
      <style:paragraph-properties fo:line-height="150%"/>
      <style:text-properties style:font-name="Ubuntu" fo:font-size="13pt" officeooo:rsid="00103e9b" officeooo:paragraph-rsid="0011313c" style:font-size-asian="13pt" style:font-size-complex="13pt"/>
    </style:style>
    <style:style style:name="P17" style:family="paragraph" style:parent-style-name="Standard">
      <style:paragraph-properties fo:line-height="150%"/>
      <style:text-properties style:font-name="Ubuntu" fo:font-size="13pt" officeooo:rsid="0011313c" officeooo:paragraph-rsid="0011313c" style:font-size-asian="13pt" style:font-size-complex="13pt"/>
    </style:style>
    <style:style style:name="P18" style:family="paragraph" style:parent-style-name="Standard">
      <style:paragraph-properties fo:line-height="150%"/>
      <style:text-properties style:font-name="Ubuntu" fo:font-size="13pt" officeooo:rsid="0008e128" officeooo:paragraph-rsid="0008e128" style:font-size-asian="13pt" style:font-size-complex="13pt"/>
    </style:style>
    <style:style style:name="P19" style:family="paragraph" style:parent-style-name="Standard">
      <style:paragraph-properties fo:line-height="150%"/>
      <style:text-properties style:font-name="Ubuntu" fo:font-size="13pt" officeooo:rsid="00121984" officeooo:paragraph-rsid="00121984" style:font-size-asian="13pt" style:font-size-complex="13pt"/>
    </style:style>
    <style:style style:name="P20" style:family="paragraph" style:parent-style-name="Standard">
      <style:paragraph-properties fo:line-height="100%"/>
      <style:text-properties style:font-name="Ubuntu" fo:font-size="13pt" style:font-size-asian="13pt" style:font-size-complex="13pt"/>
    </style:style>
    <style:style style:name="P21" style:family="paragraph" style:parent-style-name="Standard">
      <style:paragraph-properties fo:line-height="150%"/>
      <style:text-properties style:font-name="Ubuntu" fo:font-size="13pt" officeooo:rsid="001256b7" officeooo:paragraph-rsid="001256b7" style:font-size-asian="13pt" style:font-size-complex="13pt"/>
    </style:style>
    <style:style style:name="P22" style:family="paragraph" style:parent-style-name="Standard">
      <style:paragraph-properties fo:line-height="150%"/>
      <style:text-properties style:font-name="Ubuntu" fo:font-size="13pt" officeooo:rsid="0004baed" style:font-size-asian="13pt" style:font-size-complex="13pt"/>
    </style:style>
    <style:style style:name="P23" style:family="paragraph" style:parent-style-name="Standard">
      <style:paragraph-properties fo:line-height="150%"/>
      <style:text-properties style:font-name="Ubuntu" fo:font-size="13pt" officeooo:rsid="000d9625" officeooo:paragraph-rsid="000d9625" fo:background-color="#eeeeee" style:font-size-asian="13pt" style:font-size-complex="13pt"/>
    </style:style>
    <style:style style:name="P24" style:family="paragraph" style:parent-style-name="Standard">
      <style:paragraph-properties fo:line-height="150%"/>
      <style:text-properties style:font-name="Ubuntu" fo:font-size="13pt" fo:background-color="#eeeeee" style:font-size-asian="13pt" style:font-size-complex="13pt"/>
    </style:style>
    <style:style style:name="P25" style:family="paragraph" style:parent-style-name="Standard">
      <style:paragraph-properties fo:line-height="150%"/>
      <style:text-properties style:font-name="Ubuntu" fo:font-size="13pt" officeooo:paragraph-rsid="000d9625" fo:background-color="#eeeeee" style:font-size-asian="13pt" style:font-size-complex="13pt"/>
    </style:style>
    <style:style style:name="P26" style:family="paragraph" style:parent-style-name="Standard">
      <style:paragraph-properties fo:line-height="150%"/>
      <style:text-properties style:font-name="Ubuntu" fo:font-size="13pt" officeooo:paragraph-rsid="00121984" fo:background-color="#eeeeee" style:font-size-asian="13pt" style:font-size-complex="13pt"/>
    </style:style>
    <style:style style:name="P27" style:family="paragraph" style:parent-style-name="Standard">
      <style:paragraph-properties fo:line-height="150%"/>
      <style:text-properties style:font-name="Ubuntu" fo:font-size="13pt" officeooo:paragraph-rsid="001256b7" fo:background-color="#eeeeee" style:font-size-asian="13pt" style:font-size-complex="13pt"/>
    </style:style>
    <style:style style:name="P28" style:family="paragraph" style:parent-style-name="Standard">
      <style:paragraph-properties fo:line-height="150%"/>
      <style:text-properties style:font-name="Ubuntu" fo:font-size="13pt" officeooo:rsid="000ea2eb" officeooo:paragraph-rsid="001256b7" fo:background-color="#eeeeee" style:font-size-asian="13pt" style:font-size-complex="13pt"/>
    </style:style>
    <style:style style:name="P29" style:family="paragraph" style:parent-style-name="Standard">
      <style:paragraph-properties fo:line-height="150%"/>
      <style:text-properties style:font-name="Ubuntu" fo:font-size="13pt" officeooo:rsid="000a3455" officeooo:paragraph-rsid="000fa07b" fo:background-color="#eeeeee" style:font-size-asian="13pt" style:font-size-complex="13pt"/>
    </style:style>
    <style:style style:name="P30" style:family="paragraph" style:parent-style-name="Standard">
      <style:paragraph-properties fo:line-height="150%"/>
      <style:text-properties style:font-name="Ubuntu" fo:font-size="13pt" officeooo:rsid="00103e9b" officeooo:paragraph-rsid="00103e9b" fo:background-color="#eeeeee" style:font-size-asian="13pt" style:font-size-complex="13pt"/>
    </style:style>
    <style:style style:name="P31" style:family="paragraph" style:parent-style-name="Standard">
      <style:paragraph-properties fo:line-height="150%"/>
      <style:text-properties style:font-name="Ubuntu" fo:font-size="13pt" officeooo:rsid="00121984" officeooo:paragraph-rsid="00121984" fo:background-color="#eeeeee" style:font-size-asian="13pt" style:font-size-complex="13pt"/>
    </style:style>
    <style:style style:name="P32" style:family="paragraph" style:parent-style-name="Standard">
      <style:paragraph-properties fo:line-height="100%"/>
      <style:text-properties style:font-name="Ubuntu" fo:font-size="13pt" officeooo:rsid="00121984" officeooo:paragraph-rsid="00121984" fo:background-color="#eeeeee" style:font-size-asian="13pt" style:font-size-complex="13pt"/>
    </style:style>
    <style:style style:name="P33" style:family="paragraph" style:parent-style-name="Standard">
      <style:paragraph-properties fo:line-height="150%"/>
      <style:text-properties style:font-name="Ubuntu" fo:font-size="13pt" officeooo:rsid="001256b7" officeooo:paragraph-rsid="001256b7" fo:background-color="#eeeeee" style:font-size-asian="13pt" style:font-size-complex="13pt"/>
    </style:style>
    <style:style style:name="P34" style:family="paragraph" style:parent-style-name="Standard">
      <style:paragraph-properties fo:line-height="150%"/>
      <style:text-properties style:font-name="Ubuntu" fo:font-size="13pt" fo:font-style="italic" officeooo:rsid="00121984" officeooo:paragraph-rsid="00121984" style:font-size-asian="13pt" style:font-style-asian="italic" style:font-size-complex="13pt" style:font-style-complex="italic"/>
    </style:style>
    <style:style style:name="P35" style:family="paragraph" style:parent-style-name="Standard">
      <style:paragraph-properties fo:line-height="150%"/>
      <style:text-properties style:font-name="Ubuntu" fo:font-size="13pt" fo:font-style="italic" officeooo:rsid="001256b7" officeooo:paragraph-rsid="001256b7" style:font-size-asian="13pt" style:font-style-asian="italic" style:font-size-complex="13pt" style:font-style-complex="italic"/>
    </style:style>
    <style:style style:name="P36" style:family="paragraph" style:parent-style-name="Standard">
      <style:paragraph-properties fo:line-height="150%"/>
      <style:text-properties style:font-name="Ubuntu" fo:font-size="10pt" style:font-size-asian="10pt" style:font-size-complex="10pt"/>
    </style:style>
    <style:style style:name="T1" style:family="text">
      <style:text-properties officeooo:rsid="000d9625"/>
    </style:style>
    <style:style style:name="T2" style:family="text">
      <style:text-properties officeooo:rsid="000a3455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0d9625" fo:background-color="transparent" loext:char-shading-value="0"/>
    </style:style>
    <style:style style:name="T5" style:family="text">
      <style:text-properties officeooo:rsid="0012fc1c" fo:background-color="transparent" loext:char-shading-value="0"/>
    </style:style>
    <style:style style:name="T6" style:family="text">
      <style:text-properties officeooo:rsid="000fa07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21984" style:font-weight-asian="bold" style:font-weight-complex="bold"/>
    </style:style>
    <style:style style:name="T9" style:family="text">
      <style:text-properties fo:background-color="#eeeeee" loext:char-shading-value="0"/>
    </style:style>
    <style:style style:name="T10" style:family="text">
      <style:text-properties officeooo:rsid="0011313c"/>
    </style:style>
    <style:style style:name="T11" style:family="text">
      <style:text-properties officeooo:rsid="00121984"/>
    </style:style>
    <style:style style:name="T12" style:family="text">
      <style:text-properties officeooo:rsid="001256b7"/>
    </style:style>
    <style:style style:name="T13" style:family="text">
      <style:text-properties officeooo:rsid="0012fc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2">Scroll Infinito</text:h>
      <text:p text:style-name="P11">Para deixar o scroll infinito é usado o intersection observer API. Permite observar mudanças na visibilidade de um elemento em relação a um contêiner pai ou a viewport do navegador, a janela da pagina.</text:p>
      <text:p text:style-name="P11"/>
      <text:p text:style-name="P12">Para utilizar o observer é preciso criar uma constante declarando ele:</text:p>
      <text:p text:style-name="P29">const observer = new IntersectionObserver(callback, options) </text:p>
      <text:p text:style-name="P1"/>
      <text:p text:style-name="P12">O observer recebe dois parametros, uma função callback que vai executar toda vez / quando o elemento alvo aparecer no elemento pai / na tela e um objeto options contendo a configuração do callback.</text:p>
      <text:p text:style-name="P2"/>
      <text:p text:style-name="P12"><text:span text:style-name="T7">Callback:</text:span> A função callback recebe dois parâmetros. O entries, que é uma lista de objetos que contem dados do elemento observado, cada item do array representa um elemento observado e contem informações como:</text:p>
      <text:p text:style-name="P12"><text:s text:c="4"/><text:span text:style-name="T7">entry.target:</text:span> O elemento DOM observado</text:p>
      <text:p text:style-name="P12"><text:s text:c="4"/><text:span text:style-name="T7">entry.isIntersecting:</text:span> Se esta visivel na viewport (ou root)</text:p>
      <text:p text:style-name="P2"><text:s text:c="4"/><text:span text:style-name="T7">entry.intersectionRatio:</text:span> <text:span text:style-name="T6">Porcentagem visivel</text:span></text:p>
      <text:p text:style-name="P12"><text:s text:c="4"/><text:span text:style-name="T7">entry.boundingClientRect:</text:span> Posição e tamanho do elemento</text:p>
      <text:p text:style-name="P12"><text:s text:c="4"/><text:span text:style-name="T7">entry.intersectionRect:</text:span> Parte visivel</text:p>
      <text:p text:style-name="P12"><text:s text:c="4"/><text:span text:style-name="T7">entry.rootBounds:</text:span> Tamanho da root (geralmente a viewport)</text:p>
      <text:p text:style-name="P12"><text:s text:c="4"/><text:span text:style-name="T7">entry.time:</text:span> Timestamp da interseção</text:p>
      <text:p text:style-name="P12"/>
      <text:p text:style-name="P15">O entry representa os elementos, mas quando tem apenas 1 elemento sendo observado ele representa o primeiro item:</text:p>
      <text:p text:style-name="P30">function callback([entry]) {} </text:p>
      <text:p text:style-name="P12"/>
      <text:p text:style-name="P15">O segundo parâmetro é o observer, que é o próprio <text:span text:style-name="T9">const observer</text:span> que foi declarado anteriormente.</text:p>
      <text:p text:style-name="P10"/>
      <text:p text:style-name="P15"><text:soft-page-break/>Na função callback é preciso verificar se o elemento apareceu na tela com o if, usando o entry.isIntersecting, se for true é preciso desconectar o observer, ou seja, fazer o elemento não ser mais observado, se não o callback vai ficar executando toda vez que sair e entrar de novo:</text:p>
      <text:p text:style-name="P8"/>
      <text:p text:style-name="P30">function callback([entry], observer) {</text:p>
      <text:p text:style-name="P30"><text:span text:style-name="T3"><text:s text:c="4"/></text:span>if(entry.isIntersecting) {</text:p>
      <text:p text:style-name="P30"><text:span text:style-name="T3"><text:s text:c="8"/></text:span>observer.disconnect()</text:p>
      <text:p text:style-name="P30"><text:span text:style-name="T3"><text:s text:c="4"/></text:span>}</text:p>
      <text:p text:style-name="P30">}</text:p>
      <text:p text:style-name="P14"/>
      <text:p text:style-name="P15">Além de desconectar, é aqui que a função que vai fazer aparecer mais elementos é adicionada (em baixo do disconnect). Por exemplo, é aqui que é adicionada / atualizada uma lista, um fetch é feito ou os dois, etc.</text:p>
      <text:p text:style-name="P15"/>
      <text:p text:style-name="P15"><text:span text:style-name="T7">Options:</text:span> O options é um objeto e possui 3 parâmetros principais de configuração:</text:p>
      <text:p text:style-name="P16"><text:s text:c="4"/><text:span text:style-name="T7">root:</text:span> Recebe como valor o contêiner que vai englobar o elemento <text:s/></text:p>
      <text:p text:style-name="P16"><text:s text:c="4"/>observado, o <text:span text:style-name="T10">elemento pai</text:span> que possui a barra de rolagem. <text:span text:style-name="T10">Geralmente <text:s/></text:span></text:p>
      <text:p text:style-name="P16"><text:span text:style-name="T10"><text:s text:c="4"/>é o próprio document, ou seja, a própria pagina. Para selecionar a </text:span></text:p>
      <text:p text:style-name="P16"><text:span text:style-name="T10"><text:s text:c="4"/>própria pagina é colocado o valor de null.</text:span></text:p>
      <text:p text:style-name="P16"><text:s text:c="4"/><text:span text:style-name="T7">rootMargin:</text:span> <text:span text:style-name="T10">É a distancia a mais ou a menos que o callback será <text:s/></text:span></text:p>
      <text:p text:style-name="P16"><text:span text:style-name="T10"><text:s text:c="4"/>disparado quando entrar em interseção com o root. É como um </text:span></text:p>
      <text:p text:style-name="P16"><text:span text:style-name="T10"><text:s text:c="4"/>margin, quando esse margin aparece na tela a função callback é </text:span></text:p>
      <text:p text:style-name="P16"><text:span text:style-name="T10"><text:s text:c="4"/>executada. É basicamente a área que executa o callback</text:span></text:p>
      <text:p text:style-name="P15"><text:s text:c="4"/><text:span text:style-name="T7">threshold:</text:span> <text:span text:style-name="T10">Define a proporção da área de interseção, ou seja, quanto o elemento terá que aparecer para o callback ser executado. É um valor percentual que vai de 0 a 1 (0% a 100%), sendo que 1 (100%) é o elemento todo e 0.5 (50%) é metade do elemento.</text:span></text:p>
      <text:p text:style-name="P12"/>
      <text:p text:style-name="P17"/>
      <text:p text:style-name="P17"><text:soft-page-break/>Configuração padrão do options:</text:p>
      <text:p text:style-name="P2"><text:span text:style-name="T9">options = {root: null, rootMargin: "0px", threshold: 1.0} </text:span></text:p>
      <text:p text:style-name="P13"/>
      <text:p text:style-name="P17"><text:span text:style-name="T7">useEffect:</text:span> <text:span text:style-name="T11">É preciso usar o useEffect porque o intersection observer precisa ser criado, configurado e destruído corretamente, o useEffect é o lugar ideal para isso porque roda quando o componente é montado, aparece na tela e pode limpar (desconectar) quando o componente desmonta. Resumindo, ele é bom porque permite executar a logica dentro dele quando a pagina carrega e no final permite retornar um disconnect, ou seja, o useEffect é um lugar controlado:</text:span></text:p>
      <text:p text:style-name="P18"/>
      <text:p text:style-name="P31">useEffect(() =&gt; {</text:p>
      <text:p text:style-name="P31"><text:span text:style-name="T3"><text:s text:c="4"/></text:span>const options = {}</text:p>
      <text:p text:style-name="P32"/>
      <text:p text:style-name="P31"><text:span text:style-name="T3"><text:s text:c="4"/></text:span>function callback() {}</text:p>
      <text:p text:style-name="P32"/>
      <text:p text:style-name="P31"><text:span text:style-name="T3"><text:s text:c="4"/></text:span>const observer = new IntersectionObserver(callback, options)</text:p>
      <text:p text:style-name="P32"/>
      <text:p text:style-name="P31"><text:span text:style-name="T3"><text:s text:c="4"/></text:span>observer.observe(elementRef.current)</text:p>
      <text:p text:style-name="P32"/>
      <text:p text:style-name="P31"><text:span text:style-name="T3"><text:s text:c="4"/></text:span>return () =&gt; observer.disconnect()</text:p>
      <text:p text:style-name="P31">}, [])</text:p>
      <text:p text:style-name="P18"/>
      <text:p text:style-name="P19"><text:span text:style-name="T7">useRef:</text:span> Faz referencia a um elemento</text:p>
      <text:p text:style-name="P3"><text:span text:style-name="T9">const containerRef = useRef() </text:span><text:s/>← retorna o elemento h1</text:p>
      <text:p text:style-name="P20"/>
      <text:p text:style-name="P24">&lt;h1 ref={containerRef}&gt;<text:span text:style-name="T11">Titulo</text:span>&lt;/h1&gt;</text:p>
      <text:p text:style-name="P7"/>
      <text:p text:style-name="P9"><text:span text:style-name="T8">useRef Dinamico:</text:span><text:span text:style-name="T11"> É possível ir adicionando elementos e referenciá-los de forma dinâmica. </text:span><text:span text:style-name="T12">O segredo é o {} dentro do useRef e a função no parametro ref={}, que permite passar a função como parametro para o componente e retornar o parametro desse valor, que é a img no componente Img.jsx:</text:span></text:p>
      <text:p text:style-name="P34"><text:soft-page-break/>App.jsx</text:p>
      <text:p text:style-name="P26"><text:span text:style-name="T1">const imgRefs = useRef({})</text:span></text:p>
      <text:p text:style-name="P26"/>
      <text:p text:style-name="P26">&lt;Img key={index} src={src} ref={el =&gt; imgRefs.current[index] = el} /&gt;</text:p>
      <text:p text:style-name="P7"/>
      <text:p text:style-name="P35">Img.jsx</text:p>
      <text:p text:style-name="P27">function Img({ src, ref } ) {</text:p>
      <text:p text:style-name="P27"><text:span text:style-name="T3"><text:s text:c="4"/></text:span>return (</text:p>
      <text:p text:style-name="P27"><text:span text:style-name="T3"><text:s text:c="8"/></text:span>&lt;&gt;</text:p>
      <text:p text:style-name="P27"><text:span text:style-name="T3"><text:s text:c="12"/></text:span>&lt;img src={src} alt="img" ref={ref} /&gt;</text:p>
      <text:p text:style-name="P27"><text:span text:style-name="T3"><text:s text:c="8"/></text:span>&lt;/&gt;</text:p>
      <text:p text:style-name="P27"><text:span text:style-name="T3"><text:s text:c="4"/></text:span>)</text:p>
      <text:p text:style-name="P27">}</text:p>
      <text:p text:style-name="P7"/>
      <text:p text:style-name="P21">Pegar o ultimo elemento referenciado: </text:p>
      <text:p text:style-name="P28"><text:s/>const lastImg = imgRefs.current[srcList.length - 1]</text:p>
      <text:p text:style-name="P28"/>
      <text:p text:style-name="P28">if(lastImg) {</text:p>
      <text:p text:style-name="P28"><text:span text:style-name="T3"><text:s text:c="4"/></text:span>observer.observe(lastImg)</text:p>
      <text:p text:style-name="P28">}</text:p>
      <text:p text:style-name="P21">__________________________________________________________________________</text:p>
      <text:p text:style-name="P21">O código varia muito quando se fala de renderizar elementos infinitos, ou muitos elementos na tela, mas a base é pegar um elemento e botar um observador nele, para quando ele aparecer na janela algo ser executado (um callback), é esse callback que faz outro algo aparecer, só que esse algo precisa ter um observador para aparecer o 2° algo quando o 1° aparecer na janela. Assim por diante. O algo que aparece sempre tem que ter um observador.</text:p>
      <text:p text:style-name="P7"/>
      <text:p text:style-name="P21">Os elementos que vão aparecendo geralmente são resultado de um fetch ou de uma lista.</text:p>
      <text:h text:style-name="P4" text:outline-level="3"><text:soft-page-break/>Código Basico</text:h>
      <text:p text:style-name="P23">useEffect(() =&gt; { </text:p>
      <text:p text:style-name="P23"><text:span text:style-name="T3"><text:s text:c="4"/></text:span>const options = {root: null, rootMargin: "0px", threshold: 1.0} </text:p>
      <text:p text:style-name="P23"/>
      <text:p text:style-name="P23"><text:span text:style-name="T3"><text:s text:c="4"/></text:span>function callback() { </text:p>
      <text:p text:style-name="P23"><text:span text:style-name="T3"><text:s text:c="8"/></text:span>if(entry.isIntersecting) { </text:p>
      <text:p text:style-name="P23"><text:span text:style-name="T3"><text:s text:c="12"/></text:span>observer.disconnect() </text:p>
      <text:p text:style-name="P23"><text:span text:style-name="T3"><text:s text:c="12"/></text:span>getNewImgSrc() <text:span text:style-name="T3"><text:s/>← </text:span><text:span text:style-name="T5">Função que adiciona itens em uma lista</text:span></text:p>
      <text:p text:style-name="P23"><text:span text:style-name="T3"><text:s text:c="8"/></text:span>} </text:p>
      <text:p text:style-name="P23"><text:span text:style-name="T3"><text:s text:c="4"/></text:span>} </text:p>
      <text:p text:style-name="P24"/>
      <text:p text:style-name="P25"><text:span text:style-name="T4"><text:s text:c="4"/></text:span><text:span text:style-name="T2">observer = new IntersectionObserver(callback, options) </text:span></text:p>
      <text:p text:style-name="P25"><text:span text:style-name="T4"><text:s text:c="4"/></text:span>observer.observe(titleRef.current) </text:p>
      <text:p text:style-name="P24"/>
      <text:p text:style-name="P25"><text:span text:style-name="T4"><text:s text:c="4"/></text:span>return () =&gt; observer.disconnect() </text:p>
      <text:p text:style-name="P23">}, []) </text:p>
      <text:p text:style-name="P7"/>
      <text:p text:style-name="P33">return (</text:p>
      <text:p text:style-name="P33"><text:span text:style-name="T3"><text:s text:c="4"/></text:span>&lt;h1 ref={titleRef}&gt;Titulo&lt;/h1&gt;</text:p>
      <text:p text:style-name="P33">)</text:p>
      <text:h text:style-name="P5" text:outline-level="2">Exemplo</text:h>
      <text:p text:style-name="P36">import Img from './assets/Img'</text:p>
      <text:p text:style-name="P36">import { useRef, useEffect, useState } from 'react'</text:p>
      <text:p text:style-name="P36"/>
      <text:p text:style-name="P36">function App() {</text:p>
      <text:p text:style-name="P36"><text:s text:c="2"/>const [srcList, setSrcList] = useState([])</text:p>
      <text:p text:style-name="P36"><text:s text:c="2"/>const titleRef = useRef()</text:p>
      <text:p text:style-name="P36"><text:s text:c="2"/>const imgRefs = useRef({})</text:p>
      <text:p text:style-name="P36"><text:s text:c="2"/></text:p>
      <text:p text:style-name="P36"><text:s text:c="2"/>function getNewImgSrc() {</text:p>
      <text:p text:style-name="P36"><text:s text:c="4"/>fetch(`https://api.dicebear.com/9.x/pixel-art/svg?seed=${new Date().getTime()}`)</text:p>
      <text:p text:style-name="P36"><text:s text:c="4"/>.then(resp =&gt; resp.blob())</text:p>
      <text:p text:style-name="P36"><text:s text:c="4"/>.then((blob) =&gt; {</text:p>
      <text:p text:style-name="P36"><text:soft-page-break/><text:s text:c="6"/>if(srcList.length &gt; 0) {</text:p>
      <text:p text:style-name="P36"><text:s text:c="8"/>setSrcList([...srcList, URL.createObjectURL(blob)])</text:p>
      <text:p text:style-name="P36"><text:s text:c="6"/>}</text:p>
      <text:p text:style-name="P36"/>
      <text:p text:style-name="P36"><text:s text:c="6"/>else {</text:p>
      <text:p text:style-name="P36"><text:s text:c="8"/>setSrcList([URL.createObjectURL(blob)])</text:p>
      <text:p text:style-name="P36"><text:s text:c="6"/>}</text:p>
      <text:p text:style-name="P36"><text:s text:c="4"/>})</text:p>
      <text:p text:style-name="P36"><text:s text:c="4"/>.catch(err =&gt; console.log(err))</text:p>
      <text:p text:style-name="P36"><text:s text:c="2"/>}</text:p>
      <text:p text:style-name="P36"/>
      <text:p text:style-name="P36"><text:s text:c="2"/>useEffect(() =&gt; {</text:p>
      <text:p text:style-name="P36"><text:s text:c="4"/>const options = {root: null, rootMargin: "0px", threshold: 1.0}</text:p>
      <text:p text:style-name="P36"/>
      <text:p text:style-name="P36"><text:s text:c="4"/>function callback([entry], observer) {</text:p>
      <text:p text:style-name="P36"><text:s text:c="6"/>if(entry.isIntersecting) {</text:p>
      <text:p text:style-name="P36"><text:s text:c="8"/>observer.disconnect()</text:p>
      <text:p text:style-name="P36"><text:s text:c="8"/>getNewImgSrc()</text:p>
      <text:p text:style-name="P36"><text:s text:c="6"/>}</text:p>
      <text:p text:style-name="P36"><text:s text:c="4"/>}</text:p>
      <text:p text:style-name="P36"/>
      <text:p text:style-name="P36"><text:s text:c="4"/>const observer = new IntersectionObserver(callback, options)</text:p>
      <text:p text:style-name="P36"/>
      <text:p text:style-name="P36"><text:s text:c="4"/>observer.observe(titleRef.current)</text:p>
      <text:p text:style-name="P36"/>
      <text:p text:style-name="P36"><text:s text:c="4"/>return () =&gt; observer.disconnect()</text:p>
      <text:p text:style-name="P36"><text:s text:c="2"/>}, [])</text:p>
      <text:p text:style-name="P36"/>
      <text:p text:style-name="P36"><text:s text:c="2"/>useEffect(() =&gt; {</text:p>
      <text:p text:style-name="P36"><text:s text:c="4"/>const observer = new IntersectionObserver(([entry]) =&gt; {</text:p>
      <text:p text:style-name="P36"><text:s text:c="6"/>if(entry.isIntersecting) {</text:p>
      <text:p text:style-name="P36"><text:s text:c="8"/>observer.disconnect()</text:p>
      <text:p text:style-name="P36"><text:s text:c="8"/>getNewImgSrc()</text:p>
      <text:p text:style-name="P36"><text:s text:c="6"/>}</text:p>
      <text:p text:style-name="P36"><text:s text:c="4"/>}, {root: null, rootMargin: "0px", threshold: 1.0})</text:p>
      <text:p text:style-name="P36"/>
      <text:p text:style-name="P36"><text:s text:c="4"/>const lastImg = imgRefs.current[srcList.length - 1]</text:p>
      <text:p text:style-name="P36"><text:s text:c="4"/></text:p>
      <text:p text:style-name="P36"><text:s text:c="4"/>if(lastImg) {</text:p>
      <text:p text:style-name="P36"><text:s text:c="6"/>observer.observe(lastImg)</text:p>
      <text:p text:style-name="P36"><text:s text:c="4"/>}</text:p>
      <text:p text:style-name="P36"/>
      <text:p text:style-name="P36"><text:soft-page-break/><text:s text:c="4"/>return () =&gt; observer.disconnect()</text:p>
      <text:p text:style-name="P36"><text:s text:c="2"/>}, [srcList])</text:p>
      <text:p text:style-name="P36"/>
      <text:p text:style-name="P36"><text:s text:c="2"/>return (</text:p>
      <text:p text:style-name="P36"><text:s text:c="4"/>&lt;div className='container'&gt;</text:p>
      <text:p text:style-name="P36"><text:s text:c="6"/>&lt;h1&gt;Role para ver as imagens&lt;/h1&gt;</text:p>
      <text:p text:style-name="P36"><text:s text:c="6"/>&lt;p&gt;&amp;darr;&lt;/p&gt;</text:p>
      <text:p text:style-name="P36"><text:s text:c="6"/>&lt;p&gt;&amp;darr;&lt;/p&gt;</text:p>
      <text:p text:style-name="P36"><text:s text:c="6"/>&lt;p&gt;&amp;darr;&lt;/p&gt;</text:p>
      <text:p text:style-name="P36"><text:s text:c="6"/>&lt;p&gt;&amp;darr;&lt;/p&gt;</text:p>
      <text:p text:style-name="P36"><text:s text:c="6"/>&lt;p&gt;&amp;darr;&lt;/p&gt;</text:p>
      <text:p text:style-name="P36"><text:s text:c="6"/>&lt;p&gt;&amp;darr;&lt;/p&gt;</text:p>
      <text:p text:style-name="P36"><text:s text:c="6"/>&lt;p&gt;&amp;darr;&lt;/p&gt;</text:p>
      <text:p text:style-name="P36"><text:s text:c="6"/>&lt;p&gt;&amp;darr;&lt;/p&gt;</text:p>
      <text:p text:style-name="P36"/>
      <text:p text:style-name="P36"><text:s text:c="6"/>&lt;div&gt;</text:p>
      <text:p text:style-name="P36"><text:s text:c="8"/>&lt;h1 ref={titleRef}&gt;Imagens&lt;/h1&gt;</text:p>
      <text:p text:style-name="P36"/>
      <text:p text:style-name="P36"><text:s text:c="8"/>{</text:p>
      <text:p text:style-name="P36"><text:s text:c="12"/>srcList.length &gt; 0 &amp;&amp;</text:p>
      <text:p text:style-name="P36"><text:s text:c="14"/>srcList.map((src, index) =&gt; (</text:p>
      <text:p text:style-name="P36"><text:s text:c="14"/>&lt;Img key={index} src={src} ref={el =&gt; imgRefs.current[index] = el} /&gt;</text:p>
      <text:p text:style-name="P36"><text:s text:c="12"/>))</text:p>
      <text:p text:style-name="P36"><text:s text:c="8"/>}</text:p>
      <text:p text:style-name="P36"><text:s text:c="6"/>&lt;/div&gt;</text:p>
      <text:p text:style-name="P36"><text:s text:c="4"/>&lt;/div&gt;</text:p>
      <text:p text:style-name="P36"><text:s text:c="2"/>)</text:p>
      <text:p text:style-name="P36">}</text:p>
      <text:p text:style-name="P36"/>
      <text:p text:style-name="P36">export default App</text:p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5T10:06:55.506000000</meta:creation-date>
    <dc:date>2025-05-06T13:48:39.890000000</dc:date>
    <meta:editing-duration>PT2H33M13S</meta:editing-duration>
    <meta:editing-cycles>6</meta:editing-cycles>
    <meta:generator>LibreOffice/24.2.2.2$Windows_X86_64 LibreOffice_project/d56cc158d8a96260b836f100ef4b4ef25d6f1a01</meta:generator>
    <meta:document-statistic meta:table-count="0" meta:image-count="0" meta:object-count="0" meta:page-count="7" meta:paragraph-count="153" meta:word-count="980" meta:character-count="7238" meta:non-whitespace-character-count="5826"/>
  </office:meta>
</office:document-meta>
</file>